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524cm" fo:margin-bottom="0.312cm" loext:contextual-spacing="false"/>
      <style:text-properties style:font-name="Arial" fo:font-size="12pt" officeooo:paragraph-rsid="0016264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62641" officeooo:paragraph-rsid="00229d2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62641" officeooo:paragraph-rsid="001626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aa335" officeooo:paragraph-rsid="001aa33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b5c36" officeooo:paragraph-rsid="001b5c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ccdb8" officeooo:paragraph-rsid="001ccdb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ec378" officeooo:paragraph-rsid="001ec37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22f234" officeooo:paragraph-rsid="0022f23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162641" officeooo:paragraph-rsid="0016264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Arial" fo:font-size="12pt" fo:font-weight="normal" officeooo:rsid="00162641" officeooo:paragraph-rsid="0016264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Arial" fo:font-size="12pt" fo:font-weight="normal" officeooo:rsid="00162641" officeooo:paragraph-rsid="00229d2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62641" officeooo:paragraph-rsid="00229d26" style:font-size-asian="12pt" style:font-weight-asian="normal" style:font-size-complex="12pt" style:font-weight-complex="normal"/>
    </style:style>
    <style:style style:name="T1" style:family="text">
      <style:text-properties officeooo:rsid="00162641"/>
    </style:style>
    <style:style style:name="T2" style:family="text">
      <style:text-properties officeooo:rsid="0017b559"/>
    </style:style>
    <style:style style:name="T3" style:family="text">
      <style:text-properties officeooo:rsid="001d51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97c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2641" style:font-weight-asian="normal" style:font-weight-complex="normal"/>
    </style:style>
    <style:style style:name="T8" style:family="text">
      <style:text-properties officeooo:rsid="002097ce"/>
    </style:style>
    <style:style style:name="T9" style:family="text">
      <style:text-properties officeooo:rsid="0023d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4 </text:span><text:span text:style-name="T7">– </text:span><text:span text:style-name="T6">GERENCIAMENTO DE USUÁRIOS E GRUPOS 01 – ARQUIVO /ETC/PASSWD</text:span></text:h>
      <text:p text:style-name="P2">*** <text:span text:style-name="T1">GERENCIAMENTO DE USUÁRIOS </text:span>***</text:p>
      <text:p text:style-name="P2"/>
      <text:p text:style-name="P3">Arquivos de Configuração:</text:p>
      <text:p text:style-name="P12">/etc/passwd <text:s/></text:p>
      <text:p text:style-name="P13">/etc/group </text:p>
      <text:p text:style-name="P4">/etc/shadow </text:p>
      <text:p text:style-name="P4">/etc/gshadow </text:p>
      <text:p text:style-name="P11">/etc/passwd <text:s/></text:p>
      <text:p text:style-name="P4">– Lista <text:span text:style-name="T2">d</text:span>os usu<text:span text:style-name="T2">ários do sistema</text:span></text:p>
      <text:p text:style-name="P4">– <text:span text:style-name="T2">Antigamente → arquivos de senhas (uso original)</text:span></text:p>
      <text:p text:style-name="P4">– <text:span text:style-name="T2">Legível por qualquer um no sistema</text:span></text:p>
      <text:p text:style-name="P4">– <text:span text:style-name="T2">Pode ser editado com editores de textos com editores de textos; porém é recomendado que seja feitas alterações com o comando usermod (/usr/sbin/usermod)</text:span></text:p>
      <text:p text:style-name="P4"/>
      <text:p text:style-name="P5">soul:<text:span text:style-name="T8">x</text:span>:1000:1000:soul,,,:/home/soul:/bin/bash</text:p>
      <text:p text:style-name="P6"><text:span text:style-name="T4"><text:s text:c="2"/></text:span><text:span text:style-name="T5">1 <text:s text:c="3"/>2 <text:s text:c="5"/>3 <text:s text:c="5"/>4 <text:s text:c="5"/>5 <text:s text:c="10"/>6 <text:s text:c="17"/>7 </text:span></text:p>
      <text:p text:style-name="P6"><text:span text:style-name="T4">1 </text:span>– Nome de usuário (1 – 32 caracteres)</text:p>
      <text:p text:style-name="P6"><text:span text:style-name="T4">2</text:span> – senha (senha shadow)</text:p>
      <text:p text:style-name="P6"><text:span text:style-name="T4">3</text:span> – UID (ID do usuário) (0-65535)</text:p>
      <text:p text:style-name="P6"><text:span text:style-name="T4">4</text:span> – GID (ID do grupo) (primário)</text:p>
      <text:p text:style-name="P7"><text:span text:style-name="T4">5</text:span> – Comentários – <text:span text:style-name="T3">Informações extras sobre o usuário (Nome completo / número do telefone); também é conhecido como campo GECOS</text:span></text:p>
      <text:p text:style-name="P8"><text:span text:style-name="T4">6</text:span> – Diretório home (padrão)</text:p>
      <text:p text:style-name="P8"><text:span text:style-name="T4">7</text:span> – Shell Padrão</text:p>
      <text:p text:style-name="P4"/>
      <text:p text:style-name="P9">usuário root</text:p>
      <text:p text:style-name="P9">root:x:0:0:root:/<text:span text:style-name="T9">root:/bin/bash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5:08:05.027860992</meta:creation-date>
    <dc:date>2020-04-29T21:59:49.238237805</dc:date>
    <meta:editing-duration>PT40M23S</meta:editing-duration>
    <meta:editing-cycles>16</meta:editing-cycles>
    <meta:generator>LibreOffice/6.3.5.2$Linux_X86_64 LibreOffice_project/30$Build-2</meta:generator>
    <meta:document-statistic meta:table-count="0" meta:image-count="0" meta:object-count="0" meta:page-count="1" meta:paragraph-count="23" meta:word-count="123" meta:character-count="900" meta:non-whitespace-character-count="730"/>
  </office:meta>
</office:document-meta>
</file>